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2" svg:font-family="FreeSans" style:font-family-generic="swiss"/>
    <style:font-face style:name="Garuda" svg:font-family="Garuda" style:font-pitch="variable"/>
    <style:font-face style:name="Khmer OS" svg:font-family="'Khmer OS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Ubuntu" fo:font-weight="bold" officeooo:rsid="0005479d" officeooo:paragraph-rsid="0005479d" style:font-weight-asian="bold" style:font-weight-complex="bold"/>
    </style:style>
    <style:style style:name="P2" style:family="paragraph" style:parent-style-name="Standard">
      <style:text-properties style:text-line-through-style="none" style:text-line-through-type="none" style:font-name="Ubuntu" officeooo:rsid="00051dd3" officeooo:paragraph-rsid="00051dd3"/>
    </style:style>
    <style:style style:name="P3" style:family="paragraph" style:parent-style-name="Standard">
      <style:text-properties style:text-line-through-style="none" style:text-line-through-type="none" style:font-name="Ubuntu" officeooo:rsid="0005479d" officeooo:paragraph-rsid="0005479d"/>
    </style:style>
    <style:style style:name="P4" style:family="paragraph" style:parent-style-name="Standard">
      <style:text-properties style:text-line-through-style="none" style:text-line-through-type="none" style:font-name="Ubuntu" officeooo:rsid="0006325b" officeooo:paragraph-rsid="0006325b"/>
    </style:style>
    <style:style style:name="P5" style:family="paragraph" style:parent-style-name="Standard">
      <style:text-properties fo:font-variant="normal" fo:text-transform="none" fo:color="#263238" style:text-line-through-style="none" style:text-line-through-type="none" style:font-name="Ubuntu" fo:font-size="12pt" fo:letter-spacing="normal" fo:font-style="normal" fo:font-weight="bold" officeooo:rsid="00051dd3" officeooo:paragraph-rsid="00051dd3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63238" style:text-line-through-style="none" style:text-line-through-type="none" style:font-name="Ubuntu" fo:font-size="12pt" fo:letter-spacing="normal" fo:font-style="normal" fo:font-weight="bold" officeooo:rsid="0006325b" officeooo:paragraph-rsid="0006325b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63238" style:text-line-through-style="none" style:text-line-through-type="none" style:font-name="Ubuntu" fo:font-size="12pt" fo:letter-spacing="normal" fo:font-style="normal" fo:font-weight="normal" officeooo:rsid="0005479d" officeooo:paragraph-rsid="0005479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variant="normal" fo:text-transform="none" fo:color="#263238" style:text-line-through-style="none" style:text-line-through-type="none" style:font-name="Ubuntu" fo:font-size="12pt" fo:letter-spacing="normal" fo:font-style="normal" fo:font-weight="normal" officeooo:rsid="0005479d" officeooo:paragraph-rsid="0005479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63238" style:text-line-through-style="none" style:text-line-through-type="none" style:font-name="Ubuntu" fo:font-size="12pt" fo:letter-spacing="normal" fo:font-style="normal" fo:font-weight="normal" officeooo:rsid="0006325b" officeooo:paragraph-rsid="0006325b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ffff" style:text-line-through-style="none" style:text-line-through-type="none" style:font-name="Ubuntu" fo:font-size="28pt" fo:font-style="normal" style:text-underline-style="none" fo:font-weight="bold" officeooo:rsid="0005479d" officeooo:paragraph-rsid="0005479d" fo:background-color="#000000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officeooo:rsid="000547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strMnd</text:p>
      <text:p text:style-name="P1"/>
      <text:p text:style-name="P1"/>
      <text:p text:style-name="P1">Kurzerklärung:</text:p>
      <text:p text:style-name="P2"/>
      <text:p text:style-name="P2">Mastermind ist ein ,bahnbrechendes Logik, denk, Spiel mit Suchtfaktor!</text:p>
      <text:p text:style-name="P2">Es ist sehr einfach zu lernen, aber schwierig zu meistern!</text:p>
      <text:p text:style-name="P2"/>
      <text:p text:style-name="P4">Es <text:s/>Steigert ihren IQ um bis zu 20%*.</text:p>
      <text:p text:style-name="P2">Mastermind funktioniert so dass der Computer eine Farben reihe von 4 aus insgesamt 6 Farben vorgibt, Beispielsweise: (Rot) (Gelb) (Grün) (Blau).</text:p>
      <text:p text:style-name="P2"/>
      <text:p text:style-name="P2">Diese Reihe von zahlen bzw. der „Code“ kann vom Spieler nicht eingesehen werden.</text:p>
      <text:p text:style-name="P2"/>
      <text:p text:style-name="P2">Als Spieler muss man versuchen den „Code“ herauszufinden in dem man einen eigens ausgedachten Code angibt und der Computer eine Rückmeldung gibt.</text:p>
      <text:p text:style-name="P2"/>
      <text:p text:style-name="P2">Die Rückmeldung besteht aus 4 <text:span text:style-name="T1">S</text:span>tiften, wenn eine Zahl richtig geraten wurde <text:span text:style-name="T1">wird ein Stift an der Seite des Spielfeldes Weiß.</text:span></text:p>
      <text:p text:style-name="P2"/>
      <text:p text:style-name="P2">Wenn -farbe und -position richtig geraten wurden wird ein Stift Schwarz.</text:p>
      <text:p text:style-name="P2"/>
      <text:p text:style-name="P2">Die Frage an den Computer, in Form eines Eigen<text:span text:style-name="T1">en</text:span> Codes, und die Rückmeldung <text:span text:style-name="T1">dazu, in Form von Stiften die die Farben Ändern,</text:span> sind ein Zug.</text:p>
      <text:p text:style-name="P2"/>
      <text:p text:style-name="P3">Mit diesem Prinzip kann man verscheide Farben und Positionen der Farben ausschließen beziehungsweise sicher mit einschließen.</text:p>
      <text:p text:style-name="P2"/>
      <text:p text:style-name="P2">Der Spieler hat 12 Züge zur Verfügung, um den Code des Computer herauszufinden.</text:p>
      <text:p text:style-name="P2"/>
      <text:p text:style-name="P2">Wenn der Spieler 12 Züge <text:span text:style-name="T1">ohne das er den Code herausfindet hat er verloren.</text:span></text:p>
      <text:p text:style-name="P2"/>
      <text:p text:style-name="P2"/>
      <text:p text:style-name="P5">Technische Voraussetzungen:</text:p>
      <text:p text:style-name="P5"/>
      <text:list xml:id="list8318296006572381972" text:style-name="L1">
        <text:list-item>
          <text:p text:style-name="P8">eine Internet Verbindung mit 10 gb/s</text:p>
        </text:list-item>
        <text:list-item>
          <text:p text:style-name="P8">Mind. 4.1 Ghz Prozessor</text:p>
        </text:list-item>
        <text:list-item>
          <text:p text:style-name="P8">Mind. Nvidia GTX 1080 Ti SLI</text:p>
        </text:list-item>
        <text:list-item>
          <text:p text:style-name="P8">Mind. 16Gb Ram, 32 gb empfohlen.</text:p>
        </text:list-item>
        <text:list-item>
          <text:p text:style-name="P8">Windows 10 Pro</text:p>
        </text:list-item>
      </text:list>
      <text:p text:style-name="P7"/>
      <text:p text:style-name="P6">Installation:</text:p>
      <text:p text:style-name="P9"/>
      <text:p text:style-name="P9">Öffnen sie die Seite <text:a xlink:type="simple" xlink:href="http://www.mndmstr.com/" text:style-name="Internet_20_link" text:visited-style-name="Visited_20_Internet_20_Link">www.mndmstr.com</text:a> um MstrMnd zu Spielen!</text:p>
      <text:p text:style-name="P9"/>
      <text:p text:style-name="P9"/>
      <text:p text:style-name="P9"/>
      <text:p text:style-name="P9">*Schätzung eines Exper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2" svg:font-family="FreeSans" style:font-family-generic="swiss"/>
    <style:font-face style:name="Garuda" svg:font-family="Garuda" style:font-pitch="variable"/>
    <style:font-face style:name="Khmer OS" svg:font-family="'Khmer OS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ant </meta:initial-creator>
    <meta:creation-date>2017-01-13T09:47:55.360755576</meta:creation-date>
    <dc:date>2017-01-13T14:54:55.097795473</dc:date>
    <dc:creator>Praktikant </dc:creator>
    <meta:editing-duration>PT4H5M29S</meta:editing-duration>
    <meta:editing-cycles>1</meta:editing-cycles>
    <meta:document-statistic meta:table-count="0" meta:image-count="0" meta:object-count="0" meta:page-count="1" meta:paragraph-count="23" meta:word-count="230" meta:character-count="1432" meta:non-whitespace-character-count="1229"/>
    <meta:generator>LibreOffice/4.4.3.2$Linux_X86_64 LibreOffice_project/40m0$Build-2</meta:generator>
  </office:meta>
</office:document-meta>
</file>